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round" draw:fill="none"/>
    </style:style>
    <style:style style:name="gr2" style:family="graphic" style:parent-style-name="standard">
      <style:graphic-properties draw:stroke="none" svg:stroke-width="0.035cm" draw:stroke-linejoin="round" draw:fill="solid" draw:fill-color="#f7eb53"/>
    </style:style>
    <style:style style:name="gr3" style:family="graphic" style:parent-style-name="standard">
      <style:graphic-properties draw:stroke="solid" svg:stroke-width="0.089cm" svg:stroke-color="#343695" draw:stroke-linejoin="round" draw:fill="none" fo:padding-top="0.169cm" fo:padding-bottom="0.169cm" fo:padding-left="0.294cm" fo:padding-right="0.294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7eb53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Arial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Arial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olygon draw:style-name="gr1" draw:text-style-name="P1" draw:layer="layout" svg:width="0.905cm" svg:height="0.905cm" svg:x="1.02cm" svg:y="1.05cm" svg:viewBox="0 0 906 906" draw:points="453,906 0,906 0,0 906,0 906,906">
            <text:p/>
          </draw:polygon>
          <draw:path draw:style-name="gr2" draw:text-style-name="P2" draw:layer="layout" svg:width="0.814cm" svg:height="0.814cm" svg:x="1.065cm" svg:y="1.095cm" svg:viewBox="0 0 815 815" svg:d="M407 0c230 0 406 176 406 407 0 230-176 406-406 406-231 0-407-176-407-406 0-231 176-407 407-407zM0 0zM815 815z">
            <text:p/>
          </draw:path>
          <draw:path draw:style-name="gr3" draw:text-style-name="P1" draw:layer="layout" svg:width="0.812cm" svg:height="0.812cm" svg:x="1.065cm" svg:y="1.095cm" svg:viewBox="0 0 813 813" svg:d="M407 0c230 0 406 176 406 407 0 230-176 406-406 406-231 0-407-176-407-406 0-231 176-407 407-407z">
            <text:p/>
          </draw:path>
        </draw:g>
        <draw:frame draw:style-name="gr4" draw:text-style-name="P4" draw:layer="layout" svg:width="0.946cm" svg:height="0.962cm" svg:x="1cm" svg:y="1cm">
          <draw:text-box>
            <text:p text:style-name="P3"><text:span text:style-name="T1">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1T15:47:44.679790497</meta:creation-date>
    <dc:date>2019-11-05T18:25:32.593735471</dc:date>
    <meta:editing-duration>PT20M2S</meta:editing-duration>
    <meta:editing-cycles>14</meta:editing-cycles>
    <meta:generator>LibreOffice/5.4.5.1$MacOSX_X86_64 LibreOffice_project/79c9829dd5d8054ec39a82dc51cd9eff340dbee8</meta:generator>
    <meta:document-statistic meta:object-count="5"/>
  </office:meta>
</office:document-meta>
</file>